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3.191cm"/>
    </style:style>
    <style:style style:name="Tabelle1.B" style:family="table-column">
      <style:table-column-properties style:column-width="6.916cm"/>
    </style:style>
    <style:style style:name="Tabelle1.C" style:family="table-column">
      <style:table-column-properties style:column-width="3.478cm"/>
    </style:style>
    <style:style style:name="Tabelle1.D" style:family="table-column">
      <style:table-column-properties style:column-width="3.415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>
      <style:paragraph-properties>
        <style:tab-stops>
          <style:tab-stop style:position="4.013cm"/>
        </style:tab-stops>
      </style:paragraph-properties>
    </style:style>
    <style:style style:name="P40" style:family="paragraph" style:parent-style-name="Text_20_body">
      <style:paragraph-properties fo:break-before="page"/>
    </style:style>
    <style:style style:name="P41" style:family="paragraph" style:parent-style-name="Text_20_body" style:list-style-name="L4">
      <style:paragraph-properties fo:break-before="page"/>
    </style:style>
    <style:style style:name="P42" style:family="paragraph" style:parent-style-name="Text_20_body" style:list-style-name="L13">
      <style:paragraph-properties fo:break-before="page"/>
    </style:style>
    <style:style style:name="P43" style:family="paragraph" style:parent-style-name="Heading_20_2">
      <style:paragraph-properties fo:break-before="pag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flichtenheft – i18n Service (V1.1)</text:p>
      <text:p text:style-name="P39"><text:span text:style-name="Strong_20_Emphasis">Service-Name:</text:span> <text:tab/>i18n-service<text:line-break/><text:span text:style-name="Strong_20_Emphasis">Version:</text:span> <text:tab/>1.1<text:line-break/><text:span text:style-name="Strong_20_Emphasis">Stand:</text:span> <text:tab/>17.02.2026<text:line-break/><text:span text:style-name="Strong_20_Emphasis">Geltungsbereich:</text:span> <text:tab/>Microservice zur Verwaltung von Sprachen und Übersetzungs-<text:tab/>Bundles pro Projekt (Mandantenkontext via projectKey). Enthält <text:tab/>Admin-Endpunkte zum Anlegen von Projekten/Sprachen, <text:tab/>Upload/Versionierung von Bundles sowie einen Runtime-Endpunkt <text:tab/>zur Abfrage von Übersetzungen (inkl. Default- und Fallback-Logik). </text:p>
      <text:p text:style-name="P39">Pflichtenheft V1.0</text:p>
      <text:p text:style-name="P39"/>
      <text:h text:style-name="Heading_20_2" text:outline-level="2">0. Änderungshistorie (Auszug)</text:h>
      <text:p text:style-name="Text_20_body"><text:span text:style-name="Strong_20_Emphasis">V1.1 (17.02.2026)</text:span></text:p>
      <text:list xml:id="list5375615957684434610" text:style-name="L1">
        <text:list-item>
          <text:p text:style-name="P1"><text:span text:style-name="Strong_20_Emphasis">Security:</text:span> Umstellung auf <text:span text:style-name="Strong_20_Emphasis">JWT (Bearer Token) über IAM/Auth-Service</text:span>; optionaler <text:span text:style-name="Source_20_Text">X-Admin-Api-Key</text:span> ist nicht mehr Standard (nur noch KANN/Legacy). </text:p>
          <text:p text:style-name="P1">Pflichtenheft V1.1</text:p>
          <text:p text:style-name="P1">Pflichtenheft V1.0</text:p>
        </text:list-item>
        <text:list-item>
          <text:p text:style-name="P1"><text:span text:style-name="Strong_20_Emphasis">Actor/Request-Kontext:</text:span> <text:span text:style-name="Source_20_Text">actor</text:span> wird aus JWT (<text:span text:style-name="Source_20_Text">sub</text:span>) abgeleitet; <text:span text:style-name="Source_20_Text">X-Actor</text:span> entfällt als Quelle der Wahrheit. </text:p>
          <text:p text:style-name="P1">Pflichtenheft V1.1</text:p>
        </text:list-item>
        <text:list-item>
          <text:p text:style-name="P1"><text:span text:style-name="Strong_20_Emphasis">Autorisierung:</text:span> Scopes/Permissions <text:span text:style-name="Source_20_Text">i18n:*</text:span> steuern Zugriff auf Admin-/Read-/Runtime-Endpunkte. </text:p>
          <text:p text:style-name="P1">Pflichtenheft V1.1</text:p>
        </text:list-item>
        <text:list-item>
          <text:p text:style-name="P1"><text:span text:style-name="Strong_20_Emphasis">Tenant-Isolation:</text:span> Strikte Mandantentrennung über <text:span text:style-name="Source_20_Text">tenant_id</text:span> im Token (Model 1). </text:p>
          <text:p text:style-name="P1">Pflichtenheft V1.1</text:p>
        </text:list-item>
      </text:list>
      <text:p text:style-name="Text_20_body"/>
      <text:h text:style-name="Heading_20_1" text:outline-level="1">1. Einleitung</text:h>
      <text:h text:style-name="Heading_20_2" text:outline-level="2">1.1 Ziel</text:h>
      <text:p text:style-name="Text_20_body">Ziel ist die zentrale Bereitstellung von Übersetzungen für Frontends/Clients auf Basis von <text:span text:style-name="Strong_20_Emphasis">projectKey</text:span> und <text:span text:style-name="Strong_20_Emphasis">languageCode</text:span>. Der Service stellt eine konsistente REST-API (unter <text:span text:style-name="Source_20_Text">/api/v1/*</text:span>) bereit, um Projekte und Sprachen zu verwalten, Sprachdateien (Bundles) hochzuladen und Übersetzungen zur Laufzeit effizient abzurufen. </text:p>
      <text:p text:style-name="Text_20_body">Pflichtenheft V1.0</text:p>
      <text:p text:style-name="Text_20_body"/>
      <text:p text:style-name="P40">Der Service stellt insbesondere sicher:</text:p>
      <text:list xml:id="list5814709087934806102" text:style-name="L2">
        <text:list-item>
          <text:p text:style-name="P2">Projekt-Scope als Mandanten-/Kontextgrenze via <text:span text:style-name="Source_20_Text">projectKey</text:span></text:p>
        </text:list-item>
        <text:list-item>
          <text:p text:style-name="P2">Sprachverwaltung (Anlegen, Lesen, Ändern, Soft-Delete, Restore, Purge)</text:p>
        </text:list-item>
        <text:list-item>
          <text:p text:style-name="P2">Bundle-Management: Upload von JSON-Bundles, Download mit ETag, Versionierung, Rollback und Diff</text:p>
        </text:list-item>
        <text:list-item>
          <text:p text:style-name="P2">Runtime-Translations: Abfrage kompletter Bundles oder Teilmengen (keys/prefix) mit Default-/Fallback-Logik</text:p>
        </text:list-item>
        <text:list-item>
          <text:p text:style-name="P2">Audit-Log für relevante Änderungen (z. B. <text:span text:style-name="Source_20_Text">LANGUAGE_UPDATE</text:span>, <text:span text:style-name="Source_20_Text">BUNDLE_UPLOAD</text:span>) </text:p>
          <text:p text:style-name="P2">Pflichtenheft V1.0</text:p>
        </text:list-item>
        <text:list-item>
          <text:p text:style-name="P2"><text:span text:style-name="Strong_20_Emphasis">Security über JWT/IAM</text:span>: Konsistente AuthN/AuthZ über IAM/Auth-Service (Bearer Token, Scopes, Tenant-Isolation) </text:p>
          <text:p text:style-name="P2">Pflichtenheft V1.1</text:p>
          <text:p text:style-name="P2">Pflichtenheft V1.0</text:p>
        </text:list-item>
      </text:list>
      <text:h text:style-name="Heading_20_2" text:outline-level="2">1.2 Abgrenzung / Nicht-Ziele (MVP)</text:h>
      <text:p text:style-name="Text_20_body">Nicht Bestandteil des MVP:</text:p>
      <text:list xml:id="list4874025924182226472" text:style-name="L3">
        <text:list-item>
          <text:p text:style-name="P3">Unterstützung weiterer Bundle-Formate (z. B. YAML/Properties) – P0: nur JSON</text:p>
        </text:list-item>
        <text:list-item>
          <text:p text:style-name="P3">Verschachtelte JSON-Strukturen (P0: flache Map <text:span text:style-name="Source_20_Text">key -&gt; string</text:span>)</text:p>
        </text:list-item>
        <text:list-item>
          <text:p text:style-name="P3">Automatisches Synchronisieren/Build-Pipelines für Bundles (CI/CD) – extern erwartet</text:p>
        </text:list-item>
        <text:list-item>
          <text:p text:style-name="P3">Mehrstufige FallBack-Ketten (P0: optional genau <text:span text:style-name="Strong_20_Emphasis">ein</text:span> Fallback-Language-Code) </text:p>
          <text:p text:style-name="P3">Pflichtenheft V1.0</text:p>
        </text:list-item>
      </text:list>
      <text:p text:style-name="Text_20_body"><text:span text:style-name="Strong_20_Emphasis">Hinweis:</text:span> Im Gegensatz zu V1.0 ist <text:span text:style-name="Strong_20_Emphasis">JWT/IAM Bestandteil</text:span> der Security-Architektur (siehe Kapitel 4/9). </text:p>
      <text:p text:style-name="Text_20_body">Pflichtenheft V1.1</text:p>
      <text:p text:style-name="Text_20_body">Pflichtenheft V1.0</text:p>
      <text:h text:style-name="Heading_20_2" text:outline-level="2">1.3 Begriffe</text:h>
      <text:list xml:id="list8374212005335134445" text:style-name="L4">
        <text:list-item>
          <text:p text:style-name="P4"><text:span text:style-name="Strong_20_Emphasis">projectKey:</text:span> Technischer Schlüssel (Regex <text:span text:style-name="Source_20_Text">^[a-z][a-z0-9-]{2,31}$</text:span>) zur Identifikation eines Projekts. </text:p>
          <text:p text:style-name="P4">Pflichtenheft V1.0</text:p>
        </text:list-item>
        <text:list-item>
          <text:p text:style-name="P4"><text:span text:style-name="Strong_20_Emphasis">ProjectScope:</text:span> Projekt-Konfiguration inkl. Default- und Fallback-Sprache.</text:p>
        </text:list-item>
        <text:list-item>
          <text:p text:style-name="P4"><text:span text:style-name="Strong_20_Emphasis">languageCode:</text:span> Sprachcode nach (vereinfachter) BCP-47-Logik, z. B. <text:span text:style-name="Source_20_Text">de</text:span>, <text:span text:style-name="Source_20_Text">de-DE</text:span>, <text:span text:style-name="Source_20_Text">zh-Hant-TW</text:span>. </text:p>
          <text:p text:style-name="P4">Pflichtenheft V1.0</text:p>
        </text:list-item>
        <text:list-item>
          <text:p text:style-name="P4"><text:span text:style-name="Strong_20_Emphasis">Bundle:</text:span> Sprachdatei eines Projekts für eine Sprache. P0: JSON-Map <text:span text:style-name="Source_20_Text">key -&gt; string</text:span>. </text:p>
          <text:p text:style-name="P4">Pflichtenheft V1.0</text:p>
          <text:p text:style-name="P4"><text:span text:style-name="Strong_20_Emphasis"/></text:p>
        </text:list-item>
        <text:list-item>
          <text:p text:style-name="P41"><text:span text:style-name="Strong_20_Emphasis">Default Language:</text:span> Sprache, die genutzt wird, wenn die angefragte Sprache nicht verfügbar/aktiv ist.</text:p>
        </text:list-item>
        <text:list-item>
          <text:p text:style-name="P4"><text:span text:style-name="Strong_20_Emphasis">Fallback Language:</text:span> Optionale Zweitsprache, aus der fehlende Keys ergänzt werden können. </text:p>
          <text:p text:style-name="P4">Pflichtenheft V1.0</text:p>
        </text:list-item>
        <text:list-item>
          <text:p text:style-name="P4"><text:span text:style-name="Strong_20_Emphasis">Soft-Delete:</text:span> Logisches Löschen (Papierkorb). Restore möglich.</text:p>
        </text:list-item>
        <text:list-item>
          <text:p text:style-name="P4"><text:span text:style-name="Strong_20_Emphasis">Purge:</text:span> Endgültiges Löschen (Hard delete) inkl. Bundle-Referenzen/Dateien. </text:p>
          <text:p text:style-name="P4">Pflichtenheft V1.0</text:p>
        </text:list-item>
        <text:list-item>
          <text:p text:style-name="P4"><text:span text:style-name="Strong_20_Emphasis">JWT / Access Token:</text:span> Signiertes Bearer Token vom Auth-Service; enthält Claims wie <text:span text:style-name="Source_20_Text">sub</text:span> (User), <text:span text:style-name="Source_20_Text">tenant_id</text:span> (Mandant), <text:span text:style-name="Source_20_Text">scope/scp</text:span> (Berechtigungen), <text:span text:style-name="Source_20_Text">exp</text:span> (Ablauf). </text:p>
          <text:p text:style-name="P4">Pflichtenheft V1.1</text:p>
        </text:list-item>
        <text:list-item>
          <text:p text:style-name="P4"><text:span text:style-name="Strong_20_Emphasis">Scope/Permission:</text:span> Fein granularer Zugriff, z. B. <text:span text:style-name="Source_20_Text">i18n:read</text:span> oder <text:span text:style-name="Source_20_Text">i18n:admin</text:span>. </text:p>
          <text:p text:style-name="P4">Pflichtenheft V1.1</text:p>
        </text:list-item>
        <text:list-item>
          <text:p text:style-name="P4"><text:span text:style-name="Strong_20_Emphasis">Tenant (Model 1):</text:span> Ein User gehört <text:span text:style-name="Strong_20_Emphasis">genau zu einem</text:span> Tenant/Company. Tenant-Kontext kommt aus dem Token. </text:p>
          <text:p text:style-name="P4">Pflichtenheft V1.1</text:p>
        </text:list-item>
      </text:list>
      <text:p text:style-name="Text_20_body"/>
      <text:h text:style-name="Heading_20_2" text:outline-level="2">2. Rahmenbedingungen / Technologie</text:h>
      <text:h text:style-name="Heading_20_2" text:outline-level="2">2.1 Technologie-Stack (MUSS)</text:h>
      <text:list xml:id="list2537831077016435224" text:style-name="L5">
        <text:list-item>
          <text:p text:style-name="P5">Backend: Java 21 + Spring Boot</text:p>
        </text:list-item>
        <text:list-item>
          <text:p text:style-name="P5">Build: Maven</text:p>
        </text:list-item>
        <text:list-item>
          <text:p text:style-name="P5">Datenbank: MariaDB (Schema via Flyway)</text:p>
        </text:list-item>
        <text:list-item>
          <text:p text:style-name="P5">API: REST/JSON unter <text:span text:style-name="Source_20_Text">/api/v1/*</text:span></text:p>
        </text:list-item>
        <text:list-item>
          <text:p text:style-name="P5">OpenAPI/Swagger: springdoc (<text:span text:style-name="Source_20_Text">/swagger-ui.html</text:span>, <text:span text:style-name="Source_20_Text">/v3/api-docs</text:span>)</text:p>
        </text:list-item>
        <text:list-item>
          <text:p text:style-name="P5">Zeit-Standard: UTC (DB + API-Zeitstempel als ISO-8601)</text:p>
        </text:list-item>
        <text:list-item>
          <text:p text:style-name="P5">Bundle Storage: Dateisystem (konfigurierbar via <text:span text:style-name="Source_20_Text">app.bundle-storage.base-path</text:span> bzw. <text:span text:style-name="Source_20_Text">APP_BUNDLE_STORAGE_BASE_PATH</text:span>)</text:p>
        </text:list-item>
        <text:list-item>
          <text:p text:style-name="P5">Cache: Caffeine (konfigurierbar: max size + TTL) </text:p>
          <text:p text:style-name="P5">Pflichtenheft V1.0</text:p>
        </text:list-item>
      </text:list>
      <text:h text:style-name="Heading_20_2" text:outline-level="2">2.2 Deployment / Betrieb (SOLL)</text:h>
      <text:list xml:id="list2501447876905401204" text:style-name="L6">
        <text:list-item>
          <text:p text:style-name="P6">Docker Image (Multi-Stage Build) + Docker Compose (MariaDB + Service)</text:p>
        </text:list-item>
        <text:list-item>
          <text:p text:style-name="P6">Actuator Health Endpoint: <text:span text:style-name="Source_20_Text">/actuator/health</text:span></text:p>
        </text:list-item>
        <text:list-item>
          <text:p text:style-name="P6">Konfiguration über Umgebungsvariablen (Port, DB, Storage-Pfad, Security-Konfig) </text:p>
          <text:p text:style-name="P6">Pflichtenheft V1.0</text:p>
        </text:list-item>
      </text:list>
      <text:h text:style-name="Heading_20_2" text:outline-level="2"><text:soft-page-break/>2.3 Security-Integration (MUSS)</text:h>
      <text:p text:style-name="Text_20_body">Der i18n-service ist ein <text:span text:style-name="Strong_20_Emphasis">Resource Server</text:span> und validiert <text:span text:style-name="Strong_20_Emphasis">JWT Access Tokens</text:span> gemäß IAM/Auth-Konvention (Issuer, Audience, Signature, Expiry). </text:p>
      <text:p text:style-name="Text_20_body">Pflichtenheft V1.1</text:p>
      <text:p text:style-name="Text_20_body">Konfiguration (SOLL):</text:p>
      <text:list xml:id="list8463610098003766049" text:style-name="L7">
        <text:list-item>
          <text:p text:style-name="P7"><text:span text:style-name="Source_20_Text">security.jwt.issuer-uri</text:span> oder <text:span text:style-name="Source_20_Text">security.jwt.jwks-uri</text:span></text:p>
        </text:list-item>
        <text:list-item>
          <text:p text:style-name="P7"><text:span text:style-name="Source_20_Text">security.jwt.audience = i18n-service</text:span> (strict)</text:p>
        </text:list-item>
        <text:list-item>
          <text:p text:style-name="P7">optional <text:span text:style-name="Source_20_Text">security.jwt.clock-skew-seconds</text:span> (kleiner Toleranzbereich)</text:p>
        </text:list-item>
      </text:list>
      <text:p text:style-name="Text_20_body"/>
      <text:h text:style-name="Heading_20_1" text:outline-level="1">3. Fachliche Anforderungen</text:h>
      <text:h text:style-name="Heading_20_2" text:outline-level="2">3.1 Projektverwaltung (MUSS)</text:h>
      <text:list xml:id="list7483835967424083862" text:style-name="L8">
        <text:list-item>
          <text:p text:style-name="P8">Projekt wird durch <text:span text:style-name="Source_20_Text">projectKey</text:span> eindeutig identifiziert.</text:p>
        </text:list-item>
        <text:list-item>
          <text:p text:style-name="P8">Projekt kann angelegt werden (<text:span text:style-name="Source_20_Text">POST /api/v1/projects</text:span>).</text:p>
        </text:list-item>
        <text:list-item>
          <text:p text:style-name="P8">Projekte können gelistet und einzeln geladen werden (<text:span text:style-name="Source_20_Text">GET /api/v1/projects</text:span>, <text:span text:style-name="Source_20_Text">GET /api/v1/projects/{projectKey}</text:span>).</text:p>
        </text:list-item>
        <text:list-item>
          <text:p text:style-name="P8">Projekt-Konfiguration enthält <text:span text:style-name="Source_20_Text">defaultLanguageCode</text:span> und optional <text:span text:style-name="Source_20_Text">fallbackLanguageCode</text:span> (änderbar über Language-Settings-Endpunkt). </text:p>
          <text:p text:style-name="P8">Pflichtenheft V1.0</text:p>
        </text:list-item>
      </text:list>
      <text:h text:style-name="Heading_20_2" text:outline-level="2">3.2 Sprache (Language) (MUSS)</text:h>
      <text:list xml:id="list6690809890026046317" text:style-name="L9">
        <text:list-item>
          <text:p text:style-name="P9">Sprache ist eindeutig pro Projekt und <text:span text:style-name="Source_20_Text">languageCode</text:span> (BCP-47-ähnliche Normalisierung).</text:p>
        </text:list-item>
        <text:list-item>
          <text:p text:style-name="P9">CRUD: Create, Get, Update, List (active/all/deleted).</text:p>
        </text:list-item>
        <text:list-item>
          <text:p text:style-name="P9">Soft-Delete (<text:span text:style-name="Source_20_Text">DELETE /languages/{code}</text:span>) verschiebt in Papierkorb (<text:span text:style-name="Source_20_Text">is_deleted=true</text:span>).</text:p>
        </text:list-item>
        <text:list-item>
          <text:p text:style-name="P9">Restore (<text:span text:style-name="Source_20_Text">POST /languages/{code}/restore</text:span>) stellt eine gelöschte Sprache wieder her.</text:p>
        </text:list-item>
        <text:list-item>
          <text:p text:style-name="P9">Purge (<text:span text:style-name="Source_20_Text">DELETE /languages/{code}/purge?force=...</text:span>) löscht endgültig; ohne <text:span text:style-name="Source_20_Text">force</text:span> nur wenn bereits deleted.</text:p>
        </text:list-item>
        <text:list-item>
          <text:p text:style-name="P9">Default- oder Fallback-Sprache darf nicht deaktiviert, gelöscht oder gepurged werden. </text:p>
          <text:p text:style-name="P9">Pflichtenheft V1.0</text:p>
        </text:list-item>
      </text:list>
      <text:h text:style-name="Heading_20_2" text:outline-level="2"/>
      <text:h text:style-name="P43" text:outline-level="2">3.3 Spracheinstellungen (Default/Fallback) (MUSS)</text:h>
      <text:list xml:id="list2823786446591862680" text:style-name="L10">
        <text:list-item>
          <text:p text:style-name="P10">Settings sind pro Projekt gespeichert (<text:span text:style-name="Source_20_Text">defaultLanguageCode</text:span>, <text:span text:style-name="Source_20_Text">fallbackLanguageCode</text:span>).</text:p>
        </text:list-item>
        <text:list-item>
          <text:p text:style-name="P10">Update ist versioniert (Optimistic Lock): Request enthält <text:span text:style-name="Source_20_Text">expectedVersion</text:span>.</text:p>
        </text:list-item>
        <text:list-item>
          <text:p text:style-name="P10">Default muss existieren und aktiv sein; Fallback (falls gesetzt) muss existieren und aktiv sein.</text:p>
        </text:list-item>
        <text:list-item>
          <text:p text:style-name="P10">GET/PUT Endpunkt: <text:span text:style-name="Source_20_Text">/api/v1/{projectKey}/language-settings</text:span>. </text:p>
          <text:p text:style-name="P10">Pflichtenheft V1.0</text:p>
        </text:list-item>
      </text:list>
      <text:h text:style-name="Heading_20_2" text:outline-level="2">3.4 Bundle Upload/Download (MUSS)</text:h>
      <text:list xml:id="list2116691450040479892" text:style-name="L11">
        <text:list-item>
          <text:p text:style-name="P11">Bundle Upload als Multipart (<text:span text:style-name="Source_20_Text">POST /languages/{languageCode}/bundle</text:span>, Feld <text:span text:style-name="Source_20_Text">file</text:span>).</text:p>
        </text:list-item>
        <text:list-item>
          <text:p text:style-name="P11">P0: nur <text:span text:style-name="Source_20_Text">.json</text:span> Dateien, Inhalt muss eine flache JSON Map <text:span text:style-name="Source_20_Text">key -&gt; string</text:span> sein.</text:p>
        </text:list-item>
        <text:list-item>
          <text:p text:style-name="P11">Key-Validierung: <text:span text:style-name="Source_20_Text">^[A-Za-z0-9][A-Za-z0-9._-]{0,79}$</text:span>.</text:p>
        </text:list-item>
        <text:list-item>
          <text:p text:style-name="P11">Beim Upload wird eine neue Bundle-Version erstellt; das „Current Bundle“ zeigt immer auf die aktive Version.</text:p>
        </text:list-item>
        <text:list-item>
          <text:p text:style-name="P11">Download des aktuellen Bundles (<text:span text:style-name="Source_20_Text">GET .../bundle</text:span>) sowie einer konkreten Version (<text:span text:style-name="Source_20_Text">GET .../bundle/version/{n}</text:span>).</text:p>
        </text:list-item>
        <text:list-item>
          <text:p text:style-name="P11">Downloads liefern ETag (SHA-256) und unterstützen <text:span text:style-name="Source_20_Text">If-None-Match</text:span> (304 Not Modified). </text:p>
          <text:p text:style-name="P11">Pflichtenheft V1.0</text:p>
        </text:list-item>
      </text:list>
      <text:h text:style-name="Heading_20_2" text:outline-level="2">3.5 Bundle Versionierung, Rollback und Diff (SOLL)</text:h>
      <text:list xml:id="list4113633325849486193" text:style-name="L12">
        <text:list-item>
          <text:p text:style-name="P12">Versionsliste (<text:span text:style-name="Source_20_Text">GET .../bundle/versions</text:span>) liefert Versionen (neueste zuerst) inkl. Marker, welche Version aktuell ist.</text:p>
        </text:list-item>
        <text:list-item>
          <text:p text:style-name="P12">Meta des aktuellen Bundles (<text:span text:style-name="Source_20_Text">GET .../bundle/meta</text:span>) und Meta einer Version (<text:span text:style-name="Source_20_Text">GET .../bundle/version/{n}/meta</text:span>).</text:p>
        </text:list-item>
        <text:list-item>
          <text:p text:style-name="P12">Rollback (<text:span text:style-name="Source_20_Text">POST .../bundle/rollback/{n}</text:span>) setzt das aktuelle Bundle auf eine frühere Version.</text:p>
        </text:list-item>
        <text:list-item>
          <text:p text:style-name="P12">Diff (<text:span text:style-name="Source_20_Text">GET .../bundle/diff?from={a}&amp;to={b}</text:span>) liefert <text:span text:style-name="Source_20_Text">added/removed/changed</text:span> Keys. </text:p>
          <text:p text:style-name="P12">Pflichtenheft V1.0</text:p>
        </text:list-item>
      </text:list>
      <text:h text:style-name="Heading_20_2" text:outline-level="2">3.6 Runtime: Übersetzungen abfragen (MUSS)</text:h>
      <text:list xml:id="list6218815365919737438" text:style-name="L13">
        <text:list-item>
          <text:p text:style-name="P13">Endpoint: <text:span text:style-name="Source_20_Text">GET /api/v1/{projectKey}/translations/{languageCode}</text:span>.</text:p>
        </text:list-item>
        <text:list-item>
          <text:p text:style-name="P13">Ohne Parameter: komplettes Bundle (sortiert nach Key).</text:p>
        </text:list-item>
        <text:list-item>
          <text:p text:style-name="P13">Mit <text:span text:style-name="Source_20_Text">keys=A,B,C</text:span>: nur diese Keys (max. 500). Fehlende Keys werden als Key selbst zurückgegeben.</text:p>
        </text:list-item>
        <text:list-item>
          <text:p text:style-name="P13"/>
        </text:list-item>
        <text:list-item>
          <text:p text:style-name="P42">Mit <text:span text:style-name="Source_20_Text">prefix=HOME.</text:span>: liefert alle Keys, die mit Prefix beginnen (primary + optional fallback).</text:p>
        </text:list-item>
        <text:list-item>
          <text:p text:style-name="P13">Falls angefragte Sprache nicht existiert/aktiv ist: es wird die Default-Sprache genutzt (Warnung im Response).</text:p>
        </text:list-item>
        <text:list-item>
          <text:p text:style-name="P13">Optionaler Fallback: fehlende Keys werden aus Fallback-Bundle ergänzt; wenn nicht verfügbar -&gt; Warnung. </text:p>
          <text:p text:style-name="P13">Pflichtenheft V1.0</text:p>
        </text:list-item>
      </text:list>
      <text:p text:style-name="Text_20_body"><text:span text:style-name="Strong_20_Emphasis">Security-Hinweis (V1.1):</text:span> Runtime ist standardmäßig <text:span text:style-name="Strong_20_Emphasis">JWT-geschützt</text:span> (mind. <text:span text:style-name="Source_20_Text">i18n:read</text:span>). Optional kann Runtime per Konfiguration öffentlich gestellt werden (KANN, siehe 4.3). </text:p>
      <text:p text:style-name="Text_20_body">Pflichtenheft V1.1</text:p>
      <text:h text:style-name="Heading_20_2" text:outline-level="2">3.7 Audit-Log (SOLL)</text:h>
      <text:list xml:id="list1852203266581936613" text:style-name="L14">
        <text:list-item>
          <text:p text:style-name="P14">Änderungen (Projekt, Settings, Sprachen, Bundles) schreiben Audit-Einträge.</text:p>
        </text:list-item>
        <text:list-item>
          <text:p text:style-name="P14">Audit enthält Zeitstempel, actor, action, entityType, entityKey, detailsJson, requestId.</text:p>
        </text:list-item>
        <text:list-item>
          <text:p text:style-name="P14">Liste abrufbar über <text:span text:style-name="Source_20_Text">GET /api/v1/{projectKey}/audit-logs?limit=...</text:span> (1..500), optional filterbar nach <text:span text:style-name="Source_20_Text">entityType</text:span> + <text:span text:style-name="Source_20_Text">entityKey</text:span>. </text:p>
          <text:p text:style-name="P14">Pflichtenheft V1.0</text:p>
        </text:list-item>
      </text:list>
      <text:h text:style-name="Heading_20_2" text:outline-level="2">3.8 Request-Kontext (SOLL)</text:h>
      <text:list xml:id="list1741491891081289570" text:style-name="L15">
        <text:list-item>
          <text:p text:style-name="P15">Pro Request wird eine <text:span text:style-name="Source_20_Text">requestId</text:span> genutzt (Header <text:span text:style-name="Source_20_Text">X-Request-Id</text:span> oder generiert) und als Response Header zurückgegeben.</text:p>
        </text:list-item>
        <text:list-item>
          <text:p text:style-name="P15"><text:span text:style-name="Source_20_Text">actor</text:span> wird aus JWT abgeleitet (<text:span text:style-name="Source_20_Text">actor = sub</text:span>). Optionaler <text:span text:style-name="Source_20_Text">X-Actor</text:span> wird <text:span text:style-name="Strong_20_Emphasis">nicht</text:span> als Quelle der Wahrheit verwendet.</text:p>
        </text:list-item>
        <text:list-item>
          <text:p text:style-name="P15">Diese Werte werden in Fehlerantworten und Audit verwendet. </text:p>
          <text:p text:style-name="P15">Pflichtenheft V1.0</text:p>
          <text:p text:style-name="P15">Pflichtenheft V1.1</text:p>
        </text:list-item>
      </text:list>
      <text:h text:style-name="Heading_20_2" text:outline-level="2">3.9 Security / Autorisierung (MUSS)</text:h>
      <text:p text:style-name="Text_20_body">Der i18n-service übernimmt die Security-Konvention des IAM/Auth-Systems (Bearer JWT, Claims, Scopes). </text:p>
      <text:p text:style-name="Text_20_body">Pflichtenheft V1.1</text:p>
      <text:p text:style-name="Text_20_body">Pflichtenheft V1.0</text:p>
      <text:p text:style-name="Text_20_body"><text:span text:style-name="Strong_20_Emphasis">Pflicht-Claims (MUSS):</text:span></text:p>
      <text:list xml:id="list8666233514181660956" text:style-name="L16">
        <text:list-item>
          <text:p text:style-name="P16"><text:span text:style-name="Source_20_Text">iss</text:span>, <text:span text:style-name="Source_20_Text">sub</text:span>, <text:span text:style-name="Source_20_Text">aud</text:span>, <text:span text:style-name="Source_20_Text">exp</text:span>, <text:span text:style-name="Source_20_Text">iat</text:span>, <text:span text:style-name="Source_20_Text">jti</text:span>, <text:span text:style-name="Source_20_Text">tenant_id</text:span> </text:p>
          <text:p text:style-name="P16">Pflichtenheft V1.1</text:p>
        </text:list-item>
      </text:list>
      <text:p text:style-name="Text_20_body"><text:span text:style-name="Strong_20_Emphasis"/></text:p>
      <text:p text:style-name="P40"><text:span text:style-name="Strong_20_Emphasis">Audience (MUSS):</text:span></text:p>
      <text:list xml:id="list4742754146636980941" text:style-name="L17">
        <text:list-item>
          <text:p text:style-name="P17"><text:span text:style-name="Source_20_Text">aud</text:span> muss <text:span text:style-name="Source_20_Text">i18n-service</text:span> enthalten (strict). </text:p>
          <text:p text:style-name="P17">Pflichtenheft V1.1</text:p>
        </text:list-item>
      </text:list>
      <text:p text:style-name="Text_20_body"><text:span text:style-name="Strong_20_Emphasis">Scopes (MUSS):</text:span></text:p>
      <text:list xml:id="list5307272232262590532" text:style-name="L18">
        <text:list-item>
          <text:p text:style-name="P18">Minimal: <text:span text:style-name="Source_20_Text">i18n:read</text:span>, <text:span text:style-name="Source_20_Text">i18n:admin</text:span> </text:p>
          <text:p text:style-name="P18">Pflichtenheft V1.1</text:p>
        </text:list-item>
        <text:list-item>
          <text:p text:style-name="P18">Optional feinere Scopes (Backlog): <text:span text:style-name="Source_20_Text">i18n:audit:read</text:span>, <text:span text:style-name="Source_20_Text">i18n:bundle:write</text:span>, …</text:p>
        </text:list-item>
      </text:list>
      <text:p text:style-name="Text_20_body"><text:span text:style-name="Strong_20_Emphasis">Tenant-Isolation (MUSS, Model 1):</text:span></text:p>
      <text:list xml:id="list3431921987915297870" text:style-name="L19">
        <text:list-item>
          <text:p text:style-name="P19">Mandantenkontext wird aus <text:span text:style-name="Source_20_Text">tenant_id</text:span> im Token abgeleitet.</text:p>
        </text:list-item>
        <text:list-item>
          <text:p text:style-name="P19">Wenn <text:span text:style-name="Source_20_Text">projectKey</text:span> im Pfad genutzt wird, gilt verbindlich <text:span text:style-name="Strong_20_Emphasis">Variante A</text:span>:</text:p>
          <text:list>
            <text:list-item>
              <text:p text:style-name="P19"><text:span text:style-name="Source_20_Text">projectKey</text:span> entspricht dem Tenant-Schlüssel (identisch zu <text:span text:style-name="Source_20_Text">tenant_id</text:span>)</text:p>
            </text:list-item>
            <text:list-item>
              <text:p text:style-name="P19">bei mismatch ⇒ <text:span text:style-name="Strong_20_Emphasis">403</text:span> </text:p>
              <text:p text:style-name="P19">Pflichtenheft V1.1</text:p>
            </text:list-item>
          </text:list>
        </text:list-item>
      </text:list>
      <text:h text:style-name="Heading_20_2" text:outline-level="2">3.10 Legacy: Minimaler Admin-Schutz via API-Key (KANN)</text:h>
      <text:list xml:id="list6478705538368538756" text:style-name="L20">
        <text:list-item>
          <text:p text:style-name="P20">Nur falls explizit gewünscht (Legacy/Dev-Fallback): <text:span text:style-name="Source_20_Text">X-Admin-Api-Key</text:span>.</text:p>
        </text:list-item>
        <text:list-item>
          <text:p text:style-name="P20">Standard ist JWT/IAM. </text:p>
          <text:p text:style-name="P20">Pflichtenheft V1.0</text:p>
          <text:p text:style-name="P20">Pflichtenheft V1.1</text:p>
        </text:list-item>
      </text:list>
      <text:p text:style-name="Text_20_body"/>
      <text:h text:style-name="Heading_20_1" text:outline-level="1">4. Nicht-funktionale Anforderungen</text:h>
      <text:h text:style-name="Heading_20_2" text:outline-level="2">4.1 Performance / Skalierung (SOLL)</text:h>
      <text:list xml:id="list7007633852145502513" text:style-name="L21">
        <text:list-item>
          <text:p text:style-name="P21">Runtime-Reads sollen DB-Last reduzieren durch Bundle-Cache (Caffeine).</text:p>
        </text:list-item>
        <text:list-item>
          <text:p text:style-name="P21">Cache ist an Bundle-SHA gebunden: bei neuem Upload wird automatisch neu geladen (Invalidation).</text:p>
        </text:list-item>
        <text:list-item>
          <text:p text:style-name="P21">Konfiguration über <text:span text:style-name="Source_20_Text">app.bundle-cache.maximum-size</text:span> und <text:span text:style-name="Source_20_Text">app.bundle-cache.ttl-seconds</text:span>. </text:p>
          <text:p text:style-name="P21">Pflichtenheft V1.0</text:p>
        </text:list-item>
      </text:list>
      <text:h text:style-name="Heading_20_2" text:outline-level="2">4.2 Robustheit (MUSS)</text:h>
      <text:list xml:id="list6603659379458293175" text:style-name="L22">
        <text:list-item>
          <text:p text:style-name="P22">Fehlerantworten sind konsistent (ProblemDetail, <text:span text:style-name="Source_20_Text">application/problem+json</text:span>).</text:p>
        </text:list-item>
        <text:list-item>
          <text:p text:style-name="P22">Optimistic Locking für Updates (Language und Project Settings) via <text:span text:style-name="Source_20_Text">row_version</text:span> + <text:span text:style-name="Source_20_Text">expectedVersion</text:span>.</text:p>
        </text:list-item>
        <text:list-item>
          <text:p text:style-name="P22">Bundledateien werden bei Fehlern best-effort aufgeräumt (Upload-Rollback / Delete). </text:p>
          <text:p text:style-name="P22">Pflichtenheft V1.0</text:p>
        </text:list-item>
      </text:list>
      <text:h text:style-name="Heading_20_2" text:outline-level="2"><text:soft-page-break/>4.3 Sicherheit (MUSS/SOLL)</text:h>
      <text:list xml:id="list2938802152186232334" text:style-name="L23">
        <text:list-item>
          <text:p text:style-name="P23"><text:span text:style-name="Strong_20_Emphasis">JWT-Validierung ist MUSS</text:span> (Signature, iss, aud, exp). </text:p>
          <text:p text:style-name="P23">Pflichtenheft V1.1</text:p>
        </text:list-item>
        <text:list-item>
          <text:p text:style-name="P23"><text:span text:style-name="Strong_20_Emphasis">Least Privilege:</text:span> Endpunkte erzwingen <text:span text:style-name="Source_20_Text">i18n:read</text:span> bzw. <text:span text:style-name="Source_20_Text">i18n:admin</text:span>. </text:p>
          <text:p text:style-name="P23">Pflichtenheft V1.1</text:p>
        </text:list-item>
        <text:list-item>
          <text:p text:style-name="P23">Keine Binärdaten in der DB: Bundles liegen im Filesystem, DB hält nur Referenzen/Hashes. </text:p>
          <text:p text:style-name="P23">Pflichtenheft V1.0</text:p>
        </text:list-item>
        <text:list-item>
          <text:p text:style-name="P23">Uploads sind größenbegrenzt (<text:span text:style-name="Source_20_Text">spring.servlet.multipart.max-file-size</text:span> / <text:span text:style-name="Source_20_Text">max-request-size</text:span>). </text:p>
          <text:p text:style-name="P23">Pflichtenheft V1.0</text:p>
        </text:list-item>
        <text:list-item>
          <text:p text:style-name="P23"><text:span text:style-name="Strong_20_Emphasis">KANN:</text:span> Runtime-Translations öffentlich (konfigurierbar). Wenn öffentlich: Rate-Limit/Monitoring empfohlen.</text:p>
        </text:list-item>
      </text:list>
      <text:p text:style-name="Text_20_body"/>
      <text:h text:style-name="Heading_20_1" text:outline-level="1">5. Datenmodell (logisch)</text:h>
      <text:h text:style-name="Heading_20_2" text:outline-level="2">5.1 Tabellen (MUSS)</text:h>
      <text:list xml:id="list7147301274030243743" text:style-name="L24">
        <text:list-item>
          <text:p text:style-name="P24"><text:span text:style-name="Source_20_Text">i18n_project_scope</text:span> (Projekt + Settings, <text:span text:style-name="Source_20_Text">project_key</text:span> UNIQUE)</text:p>
        </text:list-item>
        <text:list-item>
          <text:p text:style-name="P24"><text:span text:style-name="Source_20_Text">i18n_language</text:span> (Sprachen je Projekt, UNIQUE(<text:span text:style-name="Source_20_Text">project_key</text:span>, <text:span text:style-name="Source_20_Text">language_code</text:span>, <text:span text:style-name="Source_20_Text">is_deleted</text:span>))</text:p>
        </text:list-item>
        <text:list-item>
          <text:p text:style-name="P24"><text:span text:style-name="Source_20_Text">i18n_language_bundle</text:span> (aktuelles Bundle je Sprache, UNIQUE(<text:span text:style-name="Source_20_Text">language_id</text:span>))</text:p>
        </text:list-item>
        <text:list-item>
          <text:p text:style-name="P24"><text:span text:style-name="Source_20_Text">i18n_language_bundle_version</text:span> (Versionshistorie je Sprache, UNIQUE(<text:span text:style-name="Source_20_Text">language_id</text:span>, <text:span text:style-name="Source_20_Text">bundle_version</text:span>))</text:p>
        </text:list-item>
        <text:list-item>
          <text:p text:style-name="P24"><text:span text:style-name="Source_20_Text">i18n_audit_log</text:span> (Audit-Einträge, Indizes auf project+time und entity) </text:p>
          <text:p text:style-name="P24">Pflichtenheft V1.0</text:p>
        </text:list-item>
      </text:list>
      <text:h text:style-name="Heading_20_2" text:outline-level="2">5.2 Wichtige Constraints (MUSS)</text:h>
      <text:list xml:id="list5500676863907730746" text:style-name="L25">
        <text:list-item>
          <text:p text:style-name="P25">Projekt darf nur einmal existieren (<text:span text:style-name="Source_20_Text">uq_project_scope_key</text:span>).</text:p>
        </text:list-item>
        <text:list-item>
          <text:p text:style-name="P25">Pro Projekt/LanguageCode darf es max. eine aktive (nicht gelöschte) Sprache geben.</text:p>
        </text:list-item>
        <text:list-item>
          <text:p text:style-name="P25">Bundle-Referenzen sind FK-geschützt (<text:span text:style-name="Source_20_Text">ON DELETE RESTRICT</text:span>), daher müssen Bundles vor Sprache-Purge gelöscht werden. </text:p>
          <text:p text:style-name="P25">Pflichtenheft V1.0</text:p>
        </text:list-item>
      </text:list>
      <text:p text:style-name="Text_20_body"/>
      <text:h text:style-name="Heading_20_1" text:outline-level="1"><text:soft-page-break/>6. REST-API Spezifikation (Basis: /api/v1)</text:h>
      <text:h text:style-name="Heading_20_2" text:outline-level="2">6.1 Security-Konvention (MUSS)</text:h>
      <text:list xml:id="list2208695654439820920" text:style-name="L26">
        <text:list-item>
          <text:p text:style-name="P26">Jeder Request (außer optional öffentliche Runtime bei Konfiguration) trägt:<text:line-break/><text:span text:style-name="Source_20_Text">Authorization: Bearer &lt;access_token&gt;</text:span> </text:p>
          <text:p text:style-name="P26">Pflichtenheft V1.1</text:p>
        </text:list-item>
      </text:list>
      <text:h text:style-name="Heading_20_2" text:outline-level="2">6.2 Endpunkte (Auszug)</text:h>
      <text:p text:style-name="Text_20_body"><text:span text:style-name="Strong_20_Emphasis">Projekte</text:span></text:p>
      <text:list xml:id="list1760520623594045004" text:style-name="L27">
        <text:list-item>
          <text:p text:style-name="P27"><text:span text:style-name="Source_20_Text">POST /projects</text:span> – Projekt anlegen (<text:span text:style-name="Strong_20_Emphasis">Scope:</text:span> <text:span text:style-name="Source_20_Text">i18n:admin</text:span>)</text:p>
        </text:list-item>
        <text:list-item>
          <text:p text:style-name="P27"><text:span text:style-name="Source_20_Text">GET /projects</text:span> – Projekte listen (<text:span text:style-name="Strong_20_Emphasis">Scope:</text:span> <text:span text:style-name="Source_20_Text">i18n:read</text:span>)</text:p>
        </text:list-item>
        <text:list-item>
          <text:p text:style-name="P27"><text:span text:style-name="Source_20_Text">GET /projects/{projectKey}</text:span> – Projekt lesen (<text:span text:style-name="Strong_20_Emphasis">Scope:</text:span> <text:span text:style-name="Source_20_Text">i18n:read</text:span>)</text:p>
        </text:list-item>
      </text:list>
      <text:p text:style-name="Text_20_body"><text:span text:style-name="Strong_20_Emphasis">Language Settings</text:span></text:p>
      <text:list xml:id="list1339745880419300184" text:style-name="L28">
        <text:list-item>
          <text:p text:style-name="P28"><text:span text:style-name="Source_20_Text">GET /{projectKey}/language-settings</text:span> – Default/Fallback lesen (<text:span text:style-name="Strong_20_Emphasis">Scope:</text:span> <text:span text:style-name="Source_20_Text">i18n:read</text:span>)</text:p>
        </text:list-item>
        <text:list-item>
          <text:p text:style-name="P28"><text:span text:style-name="Source_20_Text">PUT /{projectKey}/language-settings</text:span> – Default/Fallback setzen (<text:span text:style-name="Strong_20_Emphasis">Scope:</text:span> <text:span text:style-name="Source_20_Text">i18n:admin</text:span>)</text:p>
        </text:list-item>
      </text:list>
      <text:p text:style-name="Text_20_body"><text:span text:style-name="Strong_20_Emphasis">Sprachen</text:span></text:p>
      <text:list xml:id="list1102992740360712246" text:style-name="L29">
        <text:list-item>
          <text:p text:style-name="P29"><text:span text:style-name="Source_20_Text">POST /{projectKey}/languages</text:span> – Sprache anlegen (<text:span text:style-name="Strong_20_Emphasis">Scope:</text:span> <text:span text:style-name="Source_20_Text">i18n:admin</text:span>)</text:p>
        </text:list-item>
        <text:list-item>
          <text:p text:style-name="P29"><text:span text:style-name="Source_20_Text">GET /{projectKey}/languages?view=active|all|deleted</text:span> – Sprachen listen (<text:span text:style-name="Strong_20_Emphasis">Scope:</text:span> <text:span text:style-name="Source_20_Text">i18n:read</text:span>)</text:p>
        </text:list-item>
        <text:list-item>
          <text:p text:style-name="P29"><text:span text:style-name="Source_20_Text">GET /{projectKey}/languages/{languageCode}</text:span> – Sprache lesen (<text:span text:style-name="Strong_20_Emphasis">Scope:</text:span> <text:span text:style-name="Source_20_Text">i18n:read</text:span>)</text:p>
        </text:list-item>
        <text:list-item>
          <text:p text:style-name="P29"><text:span text:style-name="Source_20_Text">PUT /{projectKey}/languages/{languageCode}</text:span> – Sprache ändern (<text:span text:style-name="Strong_20_Emphasis">Scope:</text:span> <text:span text:style-name="Source_20_Text">i18n:admin</text:span>)</text:p>
        </text:list-item>
        <text:list-item>
          <text:p text:style-name="P29"><text:span text:style-name="Source_20_Text">DELETE /{projectKey}/languages/{languageCode}</text:span> – Soft-Delete (<text:span text:style-name="Strong_20_Emphasis">Scope:</text:span> <text:span text:style-name="Source_20_Text">i18n:admin</text:span>)</text:p>
        </text:list-item>
        <text:list-item>
          <text:p text:style-name="P29"><text:span text:style-name="Source_20_Text">POST /{projectKey}/languages/{languageCode}/restore</text:span> – Restore (<text:span text:style-name="Strong_20_Emphasis">Scope:</text:span> <text:span text:style-name="Source_20_Text">i18n:admin</text:span>)</text:p>
        </text:list-item>
        <text:list-item>
          <text:p text:style-name="P29"><text:span text:style-name="Source_20_Text">DELETE /{projectKey}/languages/{languageCode}/purge?force=false|true</text:span> – Hard delete (<text:span text:style-name="Strong_20_Emphasis">Scope:</text:span> <text:span text:style-name="Source_20_Text">i18n:admin</text:span>)</text:p>
        </text:list-item>
      </text:list>
      <text:p text:style-name="Text_20_body"><text:span text:style-name="Strong_20_Emphasis">Bundles</text:span></text:p>
      <text:list xml:id="list6862074302534678670" text:style-name="L30">
        <text:list-item>
          <text:p text:style-name="P30"><text:span text:style-name="Source_20_Text">POST /{projectKey}/languages/{languageCode}/bundle</text:span> – Upload (<text:span text:style-name="Strong_20_Emphasis">Scope:</text:span> <text:span text:style-name="Source_20_Text">i18n:admin</text:span>)</text:p>
        </text:list-item>
        <text:list-item>
          <text:p text:style-name="P30"><text:span text:style-name="Source_20_Text">GET /{projectKey}/languages/{languageCode}/bundle</text:span> – Download aktuell (<text:span text:style-name="Strong_20_Emphasis">Scope:</text:span> <text:span text:style-name="Source_20_Text">i18n:read</text:span>)</text:p>
        </text:list-item>
        <text:list-item>
          <text:p text:style-name="P30"><text:span text:style-name="Source_20_Text">GET /{projectKey}/languages/{languageCode}/bundle/version/{n}</text:span> – Download Version (<text:span text:style-name="Strong_20_Emphasis">Scope:</text:span> <text:span text:style-name="Source_20_Text">i18n:read</text:span>)</text:p>
        </text:list-item>
        <text:list-item>
          <text:p text:style-name="P30"><text:span text:style-name="Source_20_Text">GET /.../meta</text:span>, <text:span text:style-name="Source_20_Text">GET /.../versions</text:span>, <text:span text:style-name="Source_20_Text">GET /.../diff</text:span> (<text:span text:style-name="Strong_20_Emphasis">Scope:</text:span> <text:span text:style-name="Source_20_Text">i18n:read</text:span>)</text:p>
        </text:list-item>
        <text:list-item>
          <text:p text:style-name="P30"><text:soft-page-break/><text:span text:style-name="Source_20_Text">POST /.../rollback/{n}</text:span>, <text:span text:style-name="Source_20_Text">DELETE /.../bundle</text:span> (<text:span text:style-name="Strong_20_Emphasis">Scope:</text:span> <text:span text:style-name="Source_20_Text">i18n:admin</text:span>)</text:p>
        </text:list-item>
      </text:list>
      <text:p text:style-name="Text_20_body"><text:span text:style-name="Strong_20_Emphasis">Runtime Translations</text:span></text:p>
      <text:list xml:id="list8997734545397567576" text:style-name="L31">
        <text:list-item>
          <text:p text:style-name="P31"><text:span text:style-name="Source_20_Text">GET /{projectKey}/translations/{languageCode}</text:span> – Bundle/Keys/Prefix abrufen<text:line-break/><text:span text:style-name="Strong_20_Emphasis">Scope:</text:span> <text:span text:style-name="Source_20_Text">i18n:read</text:span> (Standard)<text:line-break/><text:span text:style-name="Strong_20_Emphasis">KANN öffentlich</text:span> bei <text:span text:style-name="Source_20_Text">app.runtime.public=true</text:span> (dann ohne JWT) </text:p>
          <text:p text:style-name="P31">Pflichtenheft V1.0</text:p>
        </text:list-item>
      </text:list>
      <text:p text:style-name="Text_20_body"><text:span text:style-name="Strong_20_Emphasis">Audit</text:span></text:p>
      <text:list xml:id="list6791117952012879522" text:style-name="L32">
        <text:list-item>
          <text:p text:style-name="P32"><text:span text:style-name="Source_20_Text">GET /{projectKey}/audit-logs?limit=...</text:span> – Auditliste (<text:span text:style-name="Strong_20_Emphasis">Scope:</text:span> <text:span text:style-name="Source_20_Text">i18n:admin</text:span> oder optional <text:span text:style-name="Source_20_Text">i18n:audit:read</text:span>)</text:p>
        </text:list-item>
      </text:list>
      <text:p text:style-name="Text_20_body"/>
      <text:h text:style-name="Heading_20_1" text:outline-level="1">7. DTOs / Beispiel-Payloads</text:h>
      <text:p text:style-name="Text_20_body">(Unverändert zu V1.0, ergänzt um Security-Header)</text:p>
      <text:h text:style-name="Heading_20_2" text:outline-level="2">7.1 Projekt: Create Request</text:h>
      <text:p text:style-name="Text_20_body"><text:span text:style-name="Source_20_Text">{ "projectKey": "portal", "displayName": "Portal" }</text:span> </text:p>
      <text:p text:style-name="Text_20_body">Pflichtenheft V1.0</text:p>
      <text:h text:style-name="Heading_20_2" text:outline-level="2">7.2 Sprache: Create Request</text:h>
      <text:p text:style-name="Text_20_body"><text:span text:style-name="Source_20_Text">{ "name": "Deutsch", "languageCode": "de-DE" }</text:span> </text:p>
      <text:p text:style-name="Text_20_body">Pflichtenheft V1.0</text:p>
      <text:h text:style-name="Heading_20_2" text:outline-level="2">7.3 Sprache: Update Request (Optimistic Lock)</text:h>
      <text:p text:style-name="Text_20_body"><text:span text:style-name="Source_20_Text">{ "name": "Deutsch (formal)", "active": true, "expectedVersion": 0 }</text:span> </text:p>
      <text:p text:style-name="Text_20_body">Pflichtenheft V1.0</text:p>
      <text:h text:style-name="Heading_20_2" text:outline-level="2">7.4 Language Settings: Update Request</text:h>
      <text:p text:style-name="Text_20_body"><text:span text:style-name="Source_20_Text">{ "defaultLanguageCode": "de-DE", "fallbackLanguageCode": "en-GB", "expectedVersion": 0 }</text:span> </text:p>
      <text:p text:style-name="Text_20_body">Pflichtenheft V1.0</text:p>
      <text:h text:style-name="Heading_20_2" text:outline-level="2">7.5 Bundle: Beispiel JSON Datei</text:h>
      <text:p text:style-name="Text_20_body"><text:span text:style-name="Source_20_Text">{ "HOME.TITLE": "Willkommen", "HOME.LOGIN": "Anmelden", "COMMON.CANCEL": "Abbrechen" }</text:span> </text:p>
      <text:p text:style-name="Text_20_body">Pflichtenheft V1.0</text:p>
      <text:p text:style-name="Text_20_body"/>
      <text:h text:style-name="Heading_20_1" text:outline-level="1"><text:soft-page-break/>8. Caching (SOLL)</text:h>
      <text:list xml:id="list7827776407305313653" text:style-name="L33">
        <text:list-item>
          <text:p text:style-name="P33">Ziel: Reduktion von DB-Last und Latenz bei häufigen Runtime-Reads (<text:span text:style-name="Source_20_Text">/translations/*</text:span>).</text:p>
        </text:list-item>
        <text:list-item>
          <text:p text:style-name="P33">Pro <text:span text:style-name="Source_20_Text">projectKey</text:span> und <text:span text:style-name="Source_20_Text">languageCode</text:span> wird das Bundle als Map im Speicher gehalten.</text:p>
        </text:list-item>
        <text:list-item>
          <text:p text:style-name="P33">Cache-Entry ist an <text:span text:style-name="Source_20_Text">sha256</text:span> gebunden (ändert sich das Bundle, wird neu geladen).</text:p>
        </text:list-item>
        <text:list-item>
          <text:p text:style-name="P33">Standard: TTL 300 Sekunden (konfigurierbar), Max Entries 2000 (konfigurierbar).</text:p>
        </text:list-item>
        <text:list-item>
          <text:p text:style-name="P33">Invalidation (MUSS): nach Upload/Rollback/Delete/Purge wird betroffener Cache invalidiert. </text:p>
          <text:p text:style-name="P33">Pflichtenheft V1.0</text:p>
        </text:list-item>
      </text:list>
      <text:p text:style-name="Text_20_body"/>
      <text:h text:style-name="Heading_20_1" text:outline-level="1">9. Fehlerformat (SOLL)</text:h>
      <text:h text:style-name="Heading_20_2" text:outline-level="2">9.1 Einheitliches ProblemDetail</text:h>
      <text:p text:style-name="Text_20_body">Der Service nutzt Spring ProblemDetail als Fehlerformat (Content-Type: <text:span text:style-name="Source_20_Text">application/problem+json</text:span>). Typische Felder:</text:p>
      <text:list xml:id="list5642822117048665755" text:style-name="L34">
        <text:list-item>
          <text:p text:style-name="P34"><text:span text:style-name="Source_20_Text">status</text:span>, <text:span text:style-name="Source_20_Text">title</text:span>, <text:span text:style-name="Source_20_Text">detail</text:span></text:p>
        </text:list-item>
        <text:list-item>
          <text:p text:style-name="P34">zusätzliche Properties: <text:span text:style-name="Source_20_Text">requestId</text:span>, <text:span text:style-name="Source_20_Text">actor</text:span> </text:p>
          <text:p text:style-name="P34">Pflichtenheft V1.0</text:p>
        </text:list-item>
      </text:list>
      <text:h text:style-name="Heading_20_2" text:outline-level="2">9.2 Typische HTTP-Statuscodes</text:h>
      <text:list xml:id="list1688559107197016745" text:style-name="L35">
        <text:list-item>
          <text:p text:style-name="P35">400 Bad Request (Validation/IllegalArgumentException)</text:p>
        </text:list-item>
        <text:list-item>
          <text:p text:style-name="P35">404 Not Found (Projekt/Sprache/Bundle nicht gefunden)</text:p>
        </text:list-item>
        <text:list-item>
          <text:p text:style-name="P35">409 Conflict (Version conflict, Duplicate, Concurrent upload)</text:p>
        </text:list-item>
        <text:list-item>
          <text:p text:style-name="P35"><text:span text:style-name="Strong_20_Emphasis">401 Unauthorized</text:span> (fehlendes/ungültiges/abgelaufenes JWT; falsches <text:span text:style-name="Source_20_Text">aud/iss</text:span>) </text:p>
          <text:p text:style-name="P35">Pflichtenheft V1.1</text:p>
        </text:list-item>
        <text:list-item>
          <text:p text:style-name="P35"><text:span text:style-name="Strong_20_Emphasis">403 Forbidden</text:span> (Tenant-Mismatch; fehlender Scope) </text:p>
          <text:p text:style-name="P35">Pflichtenheft V1.1</text:p>
        </text:list-item>
      </text:list>
      <text:p text:style-name="Text_20_body"/>
      <text:h text:style-name="Heading_20_1" text:outline-level="1">10. Pagination &amp; Sort (SOLL)</text:h>
      <text:list xml:id="list4517437809503629500" text:style-name="L36">
        <text:list-item>
          <text:p text:style-name="P36">MVP ohne allgemeines Paging.</text:p>
        </text:list-item>
        <text:list-item>
          <text:p text:style-name="P36"><text:span text:style-name="Source_20_Text">/audit-logs</text:span> bietet <text:span text:style-name="Source_20_Text">limit</text:span> (1..500) und sortiert absteigend nach <text:span text:style-name="Source_20_Text">occurredAt</text:span>.</text:p>
        </text:list-item>
        <text:list-item>
          <text:p text:style-name="P36">Sprachen/Projekte werden serverseitig stabil sortiert (z. B. nach <text:span text:style-name="Source_20_Text">languageCode</text:span>). </text:p>
          <text:p text:style-name="P36">Pflichtenheft V1.0</text:p>
        </text:list-item>
      </text:list>
      <text:h text:style-name="Heading_20_1" text:outline-level="1"><text:soft-page-break/>11. Abnahmekriterien (Auszug)</text:h>
      <text:list xml:id="list800103286116433203" text:style-name="L37">
        <text:list-item>
          <text:p text:style-name="P37">JWT-Validierung (Signature, <text:span text:style-name="Source_20_Text">iss</text:span>, <text:span text:style-name="Source_20_Text">aud</text:span>, <text:span text:style-name="Source_20_Text">exp</text:span>) funktioniert; Requests ohne gültiges Token werden abgewiesen (401). </text:p>
          <text:p text:style-name="P37">Pflichtenheft V1.1</text:p>
        </text:list-item>
        <text:list-item>
          <text:p text:style-name="P37"><text:span text:style-name="Source_20_Text">projectKey</text:span> (Tenant) muss Token-<text:span text:style-name="Source_20_Text">tenant_id</text:span> entsprechen (403 bei mismatch). </text:p>
          <text:p text:style-name="P37">Pflichtenheft V1.1</text:p>
        </text:list-item>
        <text:list-item>
          <text:p text:style-name="P37">Scopes werden erzwungen: <text:span text:style-name="Source_20_Text">i18n:read</text:span> vs. <text:span text:style-name="Source_20_Text">i18n:admin</text:span>. </text:p>
          <text:p text:style-name="P37">Pflichtenheft V1.1</text:p>
        </text:list-item>
        <text:list-item>
          <text:p text:style-name="P37">Projekt kann angelegt und gelesen werden; <text:span text:style-name="Source_20_Text">projectKey</text:span> wird validiert. </text:p>
          <text:p text:style-name="P37">Pflichtenheft V1.0</text:p>
        </text:list-item>
        <text:list-item>
          <text:p text:style-name="P37">Sprachen CRUD + Soft-Delete/Restore/Purge inkl. Constraints für Default/Fallback. </text:p>
          <text:p text:style-name="P37">Pflichtenheft V1.0</text:p>
        </text:list-item>
        <text:list-item>
          <text:p text:style-name="P37">Bundles Upload/Download als JSON; ETag/If-None-Match liefert 304 wenn passend. </text:p>
          <text:p text:style-name="P37">Pflichtenheft V1.0</text:p>
        </text:list-item>
        <text:list-item>
          <text:p text:style-name="P37">Runtime-Translations full/keys/prefix; Default-/Fallback-Logik; max. 500 Keys. </text:p>
          <text:p text:style-name="P37">Pflichtenheft V1.0</text:p>
        </text:list-item>
        <text:list-item>
          <text:p text:style-name="P37">Audit-Log wird geschrieben und kann gefiltert abgerufen werden. </text:p>
          <text:p text:style-name="P37">Pflichtenheft V1.0</text:p>
        </text:list-item>
        <text:list-item>
          <text:p text:style-name="P37">Docker Compose Start funktioniert (MariaDB + Service), Health Endpoint erreichbar. </text:p>
          <text:p text:style-name="P37">Pflichtenheft V1.0</text:p>
        </text:list-item>
      </text:list>
      <text:p text:style-name="Text_20_body"/>
      <text:h text:style-name="Heading_20_1" text:outline-level="1">12. MUSS / SOLL / KANN Übersicht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Table_20_Heading">Bereich</text:p>
            </table:table-cell>
            <table:table-cell table:style-name="Tabelle1.A1" office:value-type="string">
              <text:p text:style-name="Table_20_Heading">MUSS</text:p>
            </table:table-cell>
            <table:table-cell table:style-name="Tabelle1.A1" office:value-type="string">
              <text:p text:style-name="Table_20_Heading">SOLL</text:p>
            </table:table-cell>
            <table:table-cell table:style-name="Tabelle1.A1" office:value-type="string">
              <text:p text:style-name="Table_20_Heading">KANN</text:p>
            </table:table-cell>
          </table:table-row>
        </table:table-header-rows>
        <table:table-row>
          <table:table-cell table:style-name="Tabelle1.A1" office:value-type="string">
            <text:p text:style-name="Table_20_Contents">Projekt</text:p>
          </table:table-cell>
          <table:table-cell table:style-name="Tabelle1.A1" office:value-type="string">
            <text:p text:style-name="Table_20_Contents">Create/Get/List</text:p>
          </table:table-cell>
          <table:table-cell table:style-name="Tabelle1.A1" office:value-type="string">
            <text:p text:style-name="Table_20_Contents">–</text:p>
          </table:table-cell>
          <table:table-cell table:style-name="Tabelle1.A1" office:value-type="string">
            <text:p text:style-name="Table_20_Contents">–</text:p>
          </table:table-cell>
        </table:table-row>
        <table:table-row>
          <table:table-cell table:style-name="Tabelle1.A1" office:value-type="string">
            <text:p text:style-name="Table_20_Contents">Sprachen</text:p>
          </table:table-cell>
          <table:table-cell table:style-name="Tabelle1.A1" office:value-type="string">
            <text:p text:style-name="Table_20_Contents">CRUD + Soft-Delete/Restore/Purge</text:p>
          </table:table-cell>
          <table:table-cell table:style-name="Tabelle1.A1" office:value-type="string">
            <text:p text:style-name="Table_20_Contents">Views (active/all/deleted)</text:p>
          </table:table-cell>
          <table:table-cell table:style-name="Tabelle1.A1" office:value-type="string">
            <text:p text:style-name="Table_20_Contents">–</text:p>
          </table:table-cell>
        </table:table-row>
        <table:table-row>
          <table:table-cell table:style-name="Tabelle1.A1" office:value-type="string">
            <text:p text:style-name="Table_20_Contents">Language Settings</text:p>
          </table:table-cell>
          <table:table-cell table:style-name="Tabelle1.A1" office:value-type="string">
            <text:p text:style-name="Table_20_Contents">Default/Fallback + Optimistic Lock</text:p>
          </table:table-cell>
          <table:table-cell table:style-name="Tabelle1.A1" office:value-type="string">
            <text:p text:style-name="Table_20_Contents">–</text:p>
          </table:table-cell>
          <table:table-cell table:style-name="Tabelle1.A1" office:value-type="string">
            <text:p text:style-name="Table_20_Contents">–</text:p>
          </table:table-cell>
        </table:table-row>
        <table:table-row>
          <table:table-cell table:style-name="Tabelle1.A1" office:value-type="string">
            <text:p text:style-name="Table_20_Contents">Bundles</text:p>
          </table:table-cell>
          <table:table-cell table:style-name="Tabelle1.A1" office:value-type="string">
            <text:p text:style-name="Table_20_Contents">Upload/Download JSON</text:p>
          </table:table-cell>
          <table:table-cell table:style-name="Tabelle1.A1" office:value-type="string">
            <text:p text:style-name="Table_20_Contents">Versioning/Rollback/Diff</text:p>
          </table:table-cell>
          <table:table-cell table:style-name="Tabelle1.A1" office:value-type="string">
            <text:p text:style-name="Table_20_Contents">Weitere Formate</text:p>
          </table:table-cell>
        </table:table-row>
        <table:table-row>
          <table:table-cell table:style-name="Tabelle1.A1" office:value-type="string">
            <text:p text:style-name="Table_20_Contents">Runtime Translations</text:p>
          </table:table-cell>
          <table:table-cell table:style-name="Tabelle1.A1" office:value-type="string">
            <text:p text:style-name="Table_20_Contents">full/keys/prefix + Default/Fallback</text:p>
          </table:table-cell>
          <table:table-cell table:style-name="Tabelle1.A1" office:value-type="string">
            <text:p text:style-name="Table_20_Contents">Caching</text:p>
          </table:table-cell>
          <table:table-cell table:style-name="Tabelle1.A1" office:value-type="string">
            <text:p text:style-name="Table_20_Contents">„public runtime“ per Flag</text:p>
          </table:table-cell>
        </table:table-row>
        <table:table-row>
          <table:table-cell table:style-name="Tabelle1.A1" office:value-type="string">
            <text:p text:style-name="Table_20_Contents">Audit</text:p>
          </table:table-cell>
          <table:table-cell table:style-name="Tabelle1.A1" office:value-type="string">
            <text:p text:style-name="Table_20_Contents">–</text:p>
          </table:table-cell>
          <table:table-cell table:style-name="Tabelle1.A1" office:value-type="string">
            <text:p text:style-name="Table_20_Contents">Audit Log + Filter</text:p>
          </table:table-cell>
          <table:table-cell table:style-name="Tabelle1.A1" office:value-type="string">
            <text:p text:style-name="Table_20_Contents">–</text:p>
          </table:table-cell>
        </table:table-row>
        <table:table-row>
          <table:table-cell table:style-name="Tabelle1.A1" office:value-type="string">
            <text:p text:style-name="Table_20_Contents">Security</text:p>
          </table:table-cell>
          <table:table-cell table:style-name="Tabelle1.A1" office:value-type="string">
            <text:p text:style-name="Table_20_Contents">JWT (Bearer), <text:span text:style-name="Source_20_Text">iss/aud/exp</text:span>, Scopes, Tenant-Isolation</text:p>
          </table:table-cell>
          <table:table-cell table:style-name="Tabelle1.A1" office:value-type="string">
            <text:p text:style-name="Table_20_Contents">–</text:p>
          </table:table-cell>
          <table:table-cell table:style-name="Tabelle1.A1" office:value-type="string">
            <text:p text:style-name="Table_20_Contents">API-Key Filter (Legacy)</text:p>
          </table:table-cell>
        </table:table-row>
      </table:table>
      <text:p text:style-name="Horizontal_20_Line"/>
      <text:h text:style-name="Heading_20_1" text:outline-level="1"><text:soft-page-break/>13. Backlog / optionale Erweiterungen (Auszug)</text:h>
      <text:list xml:id="list1338633617399369121" text:style-name="L38">
        <text:list-item>
          <text:p text:style-name="P38">Feinere Scopes: <text:span text:style-name="Source_20_Text">i18n:audit:read</text:span>, <text:span text:style-name="Source_20_Text">i18n:bundle:write</text:span>, <text:span text:style-name="Source_20_Text">i18n:settings:write</text:span></text:p>
        </text:list-item>
        <text:list-item>
          <text:p text:style-name="P38">Mehrstufige Fallback-Ketten und Regional-Fallback (z. B. <text:span text:style-name="Source_20_Text">de-CH -&gt; de-DE -&gt; en-GB</text:span>)</text:p>
        </text:list-item>
        <text:list-item>
          <text:p text:style-name="P38">API für „Missing Keys“ Reporting/Export (QA für Übersetzungen)</text:p>
        </text:list-item>
        <text:list-item>
          <text:p text:style-name="P38">Streaming/Compression für sehr große Bundles (ETag + gzip)</text:p>
        </text:list-item>
        <text:list-item>
          <text:p text:style-name="P38">Aufräum-Jobs für nicht mehr referenzierte Bundle-Dateien (Storage Hygiene) </text:p>
          <text:p text:style-name="P38">Pflichtenheft V1.0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fo:font-weight="bold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Arial2" fo:font-size="16pt" fo:font-weight="bold" style:font-name-asian="SimSun" style:font-size-asian="24pt" style:font-weight-asian="bold" style:font-name-complex="Arial3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Arial2" fo:font-size="14pt" fo:font-weight="bold" style:font-name-asian="SimSun" style:font-size-asian="18pt" style:font-weight-asian="bold" style:font-name-complex="Arial3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Arial2" fo:font-size="12pt" fo:font-weight="bold" style:font-name-asian="SimSun" style:font-size-asian="14pt" style:font-weight-asian="bold" style:font-name-complex="Arial3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Meyer</meta:initial-creator>
    <meta:creation-date>2026-02-17T03:30:17.66</meta:creation-date>
    <meta:document-statistic meta:table-count="1" meta:image-count="0" meta:object-count="0" meta:page-count="13" meta:paragraph-count="329" meta:word-count="2080" meta:character-count="17012"/>
    <dc:date>2026-02-17T03:41:23.83</dc:date>
    <dc:creator>Thomas Meyer</dc:creator>
    <meta:editing-duration>PT11M6S</meta:editing-duration>
    <meta:editing-cycles>1</meta:editing-cycles>
    <meta:generator>OpenOffice/4.1.15$Win32 OpenOffice.org_project/4115m2$Build-9813</meta:generator>
  </office:meta>
</office:document-meta>
</file>